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Development:</text:p>
      <text:p text:style-name="P2"/>
      <text:p text:style-name="P2">-Mehr als ein Modell, dass das Produkt beschreibt</text:p>
      <text:p text:style-name="P2">-Anforderung auf Funktion Mappen</text:p>
      <text:p text:style-name="P2"><text:tab/>-&gt;Durch Änderung in Anforderungen ändern sich Funktionen</text:p>
      <text:p text:style-name="P2"><text:tab/>-&gt;Durch Änderung an Funktionen andern sich Anforderungen</text:p>
      <text:p text:style-name="P2">-Jeder Bereich(Domäne) hat eine Sicht, die alle verknüpft sind:</text:p>
      <text:p text:style-name="P2"><text:tab/>Bsp. Auto</text:p>
      <text:p text:style-name="P2"><text:tab/>Software, Mechanik, Elektronik</text:p>
      <text:p text:style-name="P2">RFLP Ansatz (Requirements Function Logic Programming)</text:p>
      <text:p text:style-name="P2"><text:tab/>-Reihenfolge der Task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5:13:04.16</meta:creation-date>
    <dc:date>2014-06-20T15:21:57.46</dc:date>
    <meta:editing-duration>PT2H5M36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10" meta:word-count="51" meta:character-count="395"/>
  </office:meta>
</office:document-meta>
</file>